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E00000197985FEDE082C8CF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>
    <style:style style:name="gr11" style:family="graphic">
      <style:graphic-properties draw:textarea-horizontal-align="center" draw:textarea-vertical-align="middle" fo:clip="rect(0in, 0in, 0in, 0in)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p>
        <text:soft-page-break/>
        <draw:frame text:anchor-type="as-char" svg:y="18.8382in" draw:style-name="gr11" svg:width="6.2921in" svg:height="2.8169in">
          <draw:image xlink:href="Pictures/100000000000038E00000197985FEDE082C8CF15.png" xlink:type="simple" xlink:show="embed" xlink:actuate="onLoad"/>
        </draw:frame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draw="urn:oasis:names:tc:opendocument:xmlns:drawing:1.0" xmlns:fo="urn:oasis:names:tc:opendocument:xmlns:xsl-fo-compatible:1.0" xmlns:svg="urn:oasis:names:tc:opendocument:xmlns:svg-compatible:1.0" office:version="1.2">
  <office:styles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default-page-layout/>
  </office:styles>
  <office:automatic-styles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print-orientation="portrait" fo:margin-top="0.9846in" fo:margin-bottom="0.4925in" fo:margin-left="0.9846in" fo:margin-right="0.9846in" style:writing-mode="lr-tb"/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>
                    <draw:frame draw:style-name="Mfr1" draw:name="Frame1" text:anchor-type="paragraph" svg:y="0.0008in" draw:z-index="95">
                        <draw:text-box fo:min-height="0.0161in" fo:min-width="0.0161in">
                            <text:p>
                                <text:span>
                                    <text:page-number text:select-page="current">1</text:page-number>
                                </text:span>
                            </text:p>
                        </draw:text-box>
                    </draw:frame>
                </text:p>
        <text:p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</office:meta>
</office:document-meta>
</file>